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hedule" style:family="table">
      <style:table-properties style:width="17.013cm" fo:margin-left="0cm" fo:margin-right="-0.012cm" table:align="margins"/>
    </style:style>
    <style:style style:name="Schedule.A" style:family="table-column">
      <style:table-column-properties style:column-width="3.598cm" style:rel-column-width="13861*"/>
    </style:style>
    <style:style style:name="Schedule.B" style:family="table-column">
      <style:table-column-properties style:column-width="8.387cm" style:rel-column-width="32308*"/>
    </style:style>
    <style:style style:name="Schedule.C" style:family="table-column">
      <style:table-column-properties style:column-width="5.027cm" style:rel-column-width="19366*"/>
    </style:style>
    <style:style style:name="Schedu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chedule.C1" style:family="table-cell">
      <style:table-cell-properties fo:padding="0.097cm" fo:border="0.002cm solid #000000"/>
    </style:style>
    <style:style style:name="Schedule.A2" style:family="table-cell">
      <style:table-cell-properties fo:padding="0.097cm" fo:border-left="0.002cm solid #000000" fo:border-right="none" fo:border-top="none" fo:border-bottom="0.002cm solid #000000"/>
    </style:style>
    <style:style style:name="Schedul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rebuchet MS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rebuchet MS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text-line-through-style="solid" style:font-name="Trebuchet MS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text-line-through-style="solid" style:font-name="Trebuchet MS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text-line-through-style="solid" style:font-name="Trebuchet M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ject Schedule</text:p>
      <text:p text:style-name="P1"/>
      <text:p text:style-name="P1"/>
      <table:table table:name="Schedule" table:style-name="Schedule">
        <table:table-column table:style-name="Schedule.A"/>
        <table:table-column table:style-name="Schedule.B"/>
        <table:table-column table:style-name="Schedule.C"/>
        <table:table-row>
          <table:table-cell table:style-name="Schedule.A1" office:value-type="string">
            <text:p text:style-name="P2">Task</text:p>
          </table:table-cell>
          <table:table-cell table:style-name="Schedule.A1" office:value-type="string">
            <text:p text:style-name="P2">Description</text:p>
          </table:table-cell>
          <table:table-cell table:style-name="Schedule.C1" office:value-type="string">
            <text:p text:style-name="P2">Deadline</text:p>
          </table:table-cell>
        </table:table-row>
        <table:table-row>
          <table:table-cell table:style-name="Schedule.A2" office:value-type="string">
            <text:p text:style-name="P4"><text:s text:c="3"/>1</text:p>
          </table:table-cell>
          <table:table-cell table:style-name="Schedule.A2" office:value-type="string">
            <text:p text:style-name="P6">Finish Implementation.</text:p>
          </table:table-cell>
          <table:table-cell table:style-name="Schedule.C2" office:value-type="string">
            <text:p text:style-name="P6">End of Semester 1</text:p>
          </table:table-cell>
        </table:table-row>
        <table:table-row>
          <table:table-cell table:style-name="Schedule.A2" office:value-type="string">
            <text:p text:style-name="P9"><text:s text:c="6"/>1.1</text:p>
          </table:table-cell>
          <table:table-cell table:style-name="Schedule.A2" office:value-type="string">
            <text:p text:style-name="P8">Design and implement Database.</text:p>
          </table:table-cell>
          <table:table-cell table:style-name="Schedule.C2" office:value-type="string">
            <text:p text:style-name="P8">November</text:p>
          </table:table-cell>
        </table:table-row>
        <table:table-row>
          <table:table-cell table:style-name="Schedule.A2" office:value-type="string">
            <text:p text:style-name="P9"><text:s text:c="9"/>1.1.1</text:p>
          </table:table-cell>
          <table:table-cell table:style-name="Schedule.A2" office:value-type="string">
            <text:p text:style-name="P8">Decide on what fields should be stored into database.</text:p>
          </table:table-cell>
          <table:table-cell table:style-name="Schedule.C2" office:value-type="string">
            <text:p text:style-name="P8">October Week 3</text:p>
          </table:table-cell>
        </table:table-row>
        <table:table-row>
          <table:table-cell table:style-name="Schedule.A2" office:value-type="string">
            <text:p text:style-name="P10">1.1.2</text:p>
          </table:table-cell>
          <table:table-cell table:style-name="Schedule.A2" office:value-type="string">
            <text:p text:style-name="P8">And filter feature to match user's character and page choice</text:p>
          </table:table-cell>
          <table:table-cell table:style-name="Schedule.C2" office:value-type="string">
            <text:p text:style-name="P8">November</text:p>
          </table:table-cell>
        </table:table-row>
        <table:table-row>
          <table:table-cell table:style-name="Schedule.A2" office:value-type="string">
            <text:p text:style-name="P4"><text:s text:c="6"/>1.2</text:p>
          </table:table-cell>
          <table:table-cell table:style-name="Schedule.A2" office:value-type="string">
            <text:p text:style-name="P5">Add Performance Notes functionality</text:p>
          </table:table-cell>
          <table:table-cell table:style-name="Schedule.C2" office:value-type="string">
            <text:p text:style-name="P5">November Week 2</text:p>
          </table:table-cell>
        </table:table-row>
        <table:table-row>
          <table:table-cell table:style-name="Schedule.A2" office:value-type="string">
            <text:p text:style-name="P4"><text:s text:c="6"/>1.3</text:p>
          </table:table-cell>
          <table:table-cell table:style-name="Schedule.A2" office:value-type="string">
            <text:p text:style-name="P5">Add Cue Words functionality</text:p>
          </table:table-cell>
          <table:table-cell table:style-name="Schedule.C2" office:value-type="string">
            <text:p text:style-name="P5">December</text:p>
          </table:table-cell>
        </table:table-row>
        <table:table-row>
          <table:table-cell table:style-name="Schedule.A2" office:value-type="string">
            <text:p text:style-name="P9"><text:s text:c="6"/>1.4</text:p>
          </table:table-cell>
          <table:table-cell table:style-name="Schedule.A2" office:value-type="string">
            <text:p text:style-name="P8">Add Prompt functionality</text:p>
          </table:table-cell>
          <table:table-cell table:style-name="Schedule.C2" office:value-type="string">
            <text:p text:style-name="P8">December</text:p>
          </table:table-cell>
        </table:table-row>
        <table:table-row>
          <table:table-cell table:style-name="Schedule.A2" office:value-type="string">
            <text:p text:style-name="P4"><text:s text:c="6"/>1.5</text:p>
          </table:table-cell>
          <table:table-cell table:style-name="Schedule.A2" office:value-type="string">
            <text:p text:style-name="P5">Add additional features</text:p>
          </table:table-cell>
          <table:table-cell table:style-name="Schedule.C2" office:value-type="string">
            <text:p text:style-name="P5">End of Semester 2</text:p>
          </table:table-cell>
        </table:table-row>
        <table:table-row>
          <table:table-cell table:style-name="Schedule.A2" office:value-type="string">
            <text:p text:style-name="P3">1.5.1</text:p>
          </table:table-cell>
          <table:table-cell table:style-name="Schedule.A2" office:value-type="string">
            <text:p text:style-name="P5">Store No. of prompts by user</text:p>
          </table:table-cell>
          <table:table-cell table:style-name="Schedule.C2" office:value-type="string">
            <text:p text:style-name="P5">December Week 1</text:p>
          </table:table-cell>
        </table:table-row>
        <table:table-row>
          <table:table-cell table:style-name="Schedule.A2" office:value-type="string">
            <text:p text:style-name="P3">1.5.2</text:p>
          </table:table-cell>
          <table:table-cell table:style-name="Schedule.A2" office:value-type="string">
            <text:p text:style-name="P5">Add Recording option</text:p>
          </table:table-cell>
          <table:table-cell table:style-name="Schedule.C2" office:value-type="string">
            <text:p text:style-name="P5">December Week 2</text:p>
          </table:table-cell>
        </table:table-row>
        <table:table-row>
          <table:table-cell table:style-name="Schedule.A2" office:value-type="string">
            <text:p text:style-name="P3">1.5.3</text:p>
          </table:table-cell>
          <table:table-cell table:style-name="Schedule.A2" office:value-type="string">
            <text:p text:style-name="P5">Add Audio option</text:p>
          </table:table-cell>
          <table:table-cell table:style-name="Schedule.C2" office:value-type="string">
            <text:p text:style-name="P5">December Week 3</text:p>
          </table:table-cell>
        </table:table-row>
        <table:table-row>
          <table:table-cell table:style-name="Schedule.A2" office:value-type="string">
            <text:p text:style-name="P4"><text:s text:c="3"/>2</text:p>
          </table:table-cell>
          <table:table-cell table:style-name="Schedule.A2" office:value-type="string">
            <text:p text:style-name="P6">Test Project</text:p>
          </table:table-cell>
          <table:table-cell table:style-name="Schedule.C2" office:value-type="string">
            <text:p text:style-name="P6">February</text:p>
          </table:table-cell>
        </table:table-row>
        <table:table-row>
          <table:table-cell table:style-name="Schedule.A2" office:value-type="string">
            <text:p text:style-name="P4"><text:s text:c="6"/>2.1</text:p>
          </table:table-cell>
          <table:table-cell table:style-name="Schedule.A2" office:value-type="string">
            <text:p text:style-name="P7">Use Android Testing Frameworks e.g. Monkey to test functionality</text:p>
          </table:table-cell>
          <table:table-cell table:style-name="Schedule.C2" office:value-type="string">
            <text:p text:style-name="P7">January Week 3</text:p>
          </table:table-cell>
        </table:table-row>
        <table:table-row>
          <table:table-cell table:style-name="Schedule.A2" office:value-type="string">
            <text:p text:style-name="P4"><text:s text:c="6"/>2.2</text:p>
          </table:table-cell>
          <table:table-cell table:style-name="Schedule.A2" office:value-type="string">
            <text:p text:style-name="P7">Evaluate project on different Android phones to test design</text:p>
          </table:table-cell>
          <table:table-cell table:style-name="Schedule.C2" office:value-type="string">
            <text:p text:style-name="P7">February</text:p>
          </table:table-cell>
        </table:table-row>
        <table:table-row>
          <table:table-cell table:style-name="Schedule.A2" office:value-type="string">
            <text:p text:style-name="P4"><text:s text:c="3"/>3</text:p>
          </table:table-cell>
          <table:table-cell table:style-name="Schedule.A2" office:value-type="string">
            <text:p text:style-name="P6">Evaluate Project</text:p>
          </table:table-cell>
          <table:table-cell table:style-name="Schedule.C2" office:value-type="string">
            <text:p text:style-name="P6">February Week 3</text:p>
          </table:table-cell>
        </table:table-row>
        <table:table-row>
          <table:table-cell table:style-name="Schedule.A2" office:value-type="string">
            <text:p text:style-name="P4"><text:s text:c="6"/>3.1</text:p>
          </table:table-cell>
          <table:table-cell table:style-name="Schedule.A2" office:value-type="string">
            <text:p text:style-name="P7">Get a range of users to use App</text:p>
          </table:table-cell>
          <table:table-cell table:style-name="Schedule.C2" office:value-type="string">
            <text:p text:style-name="P7">February Week 3</text:p>
          </table:table-cell>
        </table:table-row>
        <table:table-row>
          <table:table-cell table:style-name="Schedule.A2" office:value-type="string">
            <text:p text:style-name="P3">3.1.1</text:p>
          </table:table-cell>
          <table:table-cell table:style-name="Schedule.A2" office:value-type="string">
            <text:p text:style-name="P7">Provide users with tasks to accomplish</text:p>
          </table:table-cell>
          <table:table-cell table:style-name="Schedule.C2" office:value-type="string">
            <text:p text:style-name="P7">February Week 3</text:p>
          </table:table-cell>
        </table:table-row>
        <table:table-row>
          <table:table-cell table:style-name="Schedule.A2" office:value-type="string">
            <text:p text:style-name="P3">3.1.2</text:p>
          </table:table-cell>
          <table:table-cell table:style-name="Schedule.A2" office:value-type="string">
            <text:p text:style-name="P7">Provide users a Questionnaire to note their experience</text:p>
          </table:table-cell>
          <table:table-cell table:style-name="Schedule.C2" office:value-type="string">
            <text:p text:style-name="P7">February Week 3</text:p>
          </table:table-cell>
        </table:table-row>
        <table:table-row>
          <table:table-cell table:style-name="Schedule.A2" office:value-type="string">
            <text:p text:style-name="P4"><text:s text:c="3"/>4</text:p>
          </table:table-cell>
          <table:table-cell table:style-name="Schedule.A2" office:value-type="string">
            <text:p text:style-name="P6">Write Dissertation</text:p>
          </table:table-cell>
          <table:table-cell table:style-name="Schedule.C2" office:value-type="string">
            <text:p text:style-name="P6">Apri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uir</meta:initial-creator>
    <meta:creation-date>2012-10-08T21:53:29.55</meta:creation-date>
    <dc:date>2012-11-24T16:41:58.99</dc:date>
    <dc:creator>Daniel Muir</dc:creator>
    <meta:editing-duration>PT34M6S</meta:editing-duration>
    <meta:editing-cycles>5</meta:editing-cycles>
    <meta:generator>OpenOffice.org/3.3$Win32 OpenOffice.org_project/330m20$Build-9567</meta:generator>
    <meta:document-statistic meta:table-count="1" meta:image-count="0" meta:object-count="0" meta:page-count="1" meta:paragraph-count="61" meta:word-count="166" meta:character-count="1036"/>
  </office:meta>
</office:document-meta>
</file>